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45B9028C2005156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62cm" draw:z-index="0"><draw:image xlink:href="Pictures/10000000000007800000043845B9028C200515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2T16:12:38.934000000</meta:creation-date>
    <dc:date>2022-03-22T16:40:14.896000000</dc:date>
    <meta:editing-duration>PT17M2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5.2$Windows_X86_64 LibreOffice_project/499f9727c189e6ef3471021d6132d4c694f357e5</meta:generator>
  </office:meta>
</office:document-meta>
</file>